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22pt" officeooo:rsid="001f9641" officeooo:paragraph-rsid="001f9641" style:font-size-asian="19.25pt" style:font-size-complex="22pt"/>
    </style:style>
    <style:style style:name="P2" style:family="paragraph" style:parent-style-name="Standard">
      <style:text-properties fo:font-size="22pt" fo:font-weight="normal" officeooo:rsid="001f9641" officeooo:paragraph-rsid="001f9641" style:font-size-asian="19.25pt" style:font-weight-asian="normal" style:font-size-complex="22pt" style:font-weight-complex="normal"/>
    </style:style>
    <style:style style:name="P3" style:family="paragraph" style:parent-style-name="Standard" style:list-style-name="L1">
      <style:text-properties fo:font-size="22pt" fo:font-weight="normal" officeooo:rsid="001f9641" officeooo:paragraph-rsid="001f9641" style:font-size-asian="19.25pt" style:font-weight-asian="normal" style:font-size-complex="22pt" style:font-weight-complex="normal"/>
    </style:style>
    <style:style style:name="P4" style:family="paragraph" style:parent-style-name="Standard" style:list-style-name="L1">
      <style:text-properties officeooo:paragraph-rsid="001f9641"/>
    </style:style>
    <style:style style:name="P5" style:family="paragraph" style:parent-style-name="Standard">
      <style:text-properties officeooo:rsid="001f9641" officeooo:paragraph-rsid="001f9641"/>
    </style:style>
    <style:style style:name="P6" style:family="paragraph" style:parent-style-name="Standard" style:list-style-name="L2">
      <style:text-properties officeooo:rsid="001f9641" officeooo:paragraph-rsid="001f9641"/>
    </style:style>
    <style:style style:name="P7" style:family="paragraph" style:parent-style-name="Standard" style:list-style-name="L2">
      <style:text-properties officeooo:paragraph-rsid="001f9641"/>
    </style:style>
    <style:style style:name="P8" style:family="paragraph" style:parent-style-name="Standard" style:list-style-name="L3">
      <style:text-properties fo:font-size="24pt" fo:font-weight="bold" officeooo:rsid="001f9641" officeooo:paragraph-rsid="001f9641" style:font-size-asian="24pt" style:font-weight-asian="bold" style:font-size-complex="24pt" style:font-weight-complex="bold"/>
    </style:style>
    <style:style style:name="P9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fo:font-size="22pt" fo:font-weight="normal" officeooo:rsid="001f9641" officeooo:paragraph-rsid="001f9641" style:font-size-asian="19.25pt" style:font-weight-asian="normal" style:font-size-complex="2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2pt" fo:font-weight="normal" style:font-size-asian="19.25pt" style:font-weight-asian="normal" style:font-size-complex="22pt" style:font-weight-complex="normal"/>
    </style:style>
    <style:style style:name="T3" style:family="text">
      <style:text-properties fo:font-size="22pt" fo:font-weight="normal" officeooo:rsid="001f9641" style:font-size-asian="19.25pt" style:font-weight-asian="normal" style:font-size-complex="22pt" style:font-weight-complex="normal"/>
    </style:style>
    <style:style style:name="T4" style:family="text">
      <style:text-properties fo:font-size="22pt" style:font-size-asian="19.25pt" style:font-size-complex="2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3"/><text:tab/><text:tab/><text:tab/><text:tab/><text:span text:style-name="T1">Manifest</text:span></text:p>
      <text:p text:style-name="P1"><text:span text:style-name="T1"/></text:p>
      <text:list xml:id="list2287838283875984257" text:style-name="L1">
        <text:list-item>
          <text:p text:style-name="P4"><text:span text:style-name="T3">Используем методологию разработки, основанную на гибкой методике экстремального программирования.</text:span></text:p>
        </text:list-item>
        <text:list-item>
          <text:p text:style-name="P4"><text:span text:style-name="T3">Из методики исключён подход TDD и видоизменён подход парного программирования. </text:span></text:p>
        </text:list-item>
        <text:list-item>
          <text:p text:style-name="P3">Средняя продолжительность итерации составляет 1-2 дня.</text:p>
        </text:list-item>
        <text:list-item>
          <text:p text:style-name="P3">Основные дни итерарации – суббота, воскресение.</text:p>
        </text:list-item>
        <text:list-item>
          <text:p text:style-name="P3">День Scrum – Пятница – вечер</text:p>
        </text:list-item>
      </text:list>
      <text:p text:style-name="P9"/>
      <text:p text:style-name="P2"/>
      <text:p text:style-name="P2"><text:tab/><text:tab/><text:tab/><text:span text:style-name="T1">Strong organization process</text:span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list xml:id="list3221056608970419282" text:style-name="L2">
        <text:list-item>
          <text:p text:style-name="P7"><text:span text:style-name="T3">Система контроля версий – Git, репозиторий – GitHub</text:span></text:p>
        </text:list-item>
        <text:list-item>
          <text:p text:style-name="P6"><text:span text:style-name="T2">Git wokflow основывается на следующей схеме:</text:span></text:p>
        </text:list-item>
      </text:list>
      <text:p text:style-name="P5"><text:span text:style-name="T2"/></text:p>
      <text:p text:style-name="P5"><text:span text:style-name="T2"/></text:p>
      <text:p text:style-name="P5"><text:span text:style-name="T2">схема </text:span></text:p>
      <text:p text:style-name="P5"><text:span text:style-name="T2"/></text:p>
      <text:p text:style-name="P5"><text:soft-page-break/><text:span text:style-name="T2"/></text:p>
      <text:p text:style-name="P5"><text:span text:style-name="T2"/></text:p>
      <text:list xml:id="list6100345610250164031" text:style-name="L3">
        <text:list-header>
          <text:p text:style-name="P8">Стиль кода: Google Java Codestyle</text:p>
          <text:p text:style-name="P8"/>
        </text:list-header>
      </text:list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2"/>
      <text:p text:style-name="P2"><text:span text:style-name="T1"/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4T13:34:48.811196000</meta:creation-date>
    <dc:date>2015-11-04T14:09:23.458689000</dc:date>
    <meta:editing-duration>PT3M50S</meta:editing-duration>
    <meta:editing-cycles>3</meta:editing-cycles>
    <meta:generator>LibreOffice/4.4.0.3$MacOSX_X86_64 LibreOffice_project/de093506bcdc5fafd9023ee680b8c60e3e0645d7</meta:generator>
    <meta:document-statistic meta:table-count="0" meta:image-count="0" meta:object-count="0" meta:page-count="2" meta:paragraph-count="12" meta:word-count="65" meta:character-count="493" meta:non-whitespace-character-count="431"/>
  </office:meta>
</office:document-meta>
</file>